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BZip2OutputStream.bsSetStream( OutputStream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BZip2OutputStream.hbAssignCodes( int [ ] code , char [ ] length , int minLen , int maxLen , int alphaSi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BZip2OutputStream.generateMTFValues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7">
            <text:p text:style-name="Table_20_Contents">37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CBZip2OutputStream.bsW( int n , int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BZip2OutputStream.endBl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BZip2OutputStream.endCom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BZip2OutputStream.bsPutIntVS( int numBits ,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OutputStream.write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BZip2OutputStream.allocateCompressStructur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BZip2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BZip2OutputStream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BZip2OutputStream.bsFinishedWith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BZip2OutputStream.sendMTFValues( )</text:p>
          </table:table-cell>
          <table:table-cell office:value-type="float" office:value="66">
            <text:p text:style-name="Table_20_Contents">66</text:p>
          </table:table-cell>
          <table:table-cell office:value-type="float" office:value="141">
            <text:p text:style-name="Table_20_Contents">141</text:p>
          </table:table-cell>
          <table:table-cell office:value-type="float" office:value="254">
            <text:p text:style-name="Table_20_Contents">254</text:p>
          </table:table-cell>
        </table:table-row>
        <table:table-row>
          <table:table-cell office:value-type="string">
            <text:p text:style-name="Table_20_Contents">CBZip2OutputStream.initB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BZip2OutputStream.qSort3( int loSt , int hiSt , int dSt , StackElem [ ] stack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67">
            <text:p text:style-name="Table_20_Contents">67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CBZip2OutputStream.CBZip2OutputStream( OutputStream in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OutputStream.simpleSort( int lo , int hi , int d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1">
            <text:p text:style-name="Table_20_Contents">41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CBZip2OutputStream.hbMakeCodeLengths( char [ ] len , int [ ] freq , int alphaSize , int maxLen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72">
            <text:p text:style-name="Table_20_Contents">72</text:p>
          </table:table-cell>
          <table:table-cell office:value-type="float" office:value="130">
            <text:p text:style-name="Table_20_Contents">130</text:p>
          </table:table-cell>
        </table:table-row>
        <table:table-row>
          <table:table-cell office:value-type="string">
            <text:p text:style-name="Table_20_Contents">CBZip2OutputStream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BZip2OutputStream.fullGtU( int i1 , int i2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78">
            <text:p text:style-name="Table_20_Contents">78</text:p>
          </table:table-cell>
          <table:table-cell office:value-type="float" office:value="109">
            <text:p text:style-name="Table_20_Contents">109</text:p>
          </table:table-cell>
        </table:table-row>
        <table:table-row>
          <table:table-cell office:value-type="string">
            <text:p text:style-name="Table_20_Contents">CBZip2OutputStream.med3( char a , char b , char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BZip2OutputStream.pan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OutputStream.makeMap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BZip2OutputStream.CBZip2OutputStream( OutputStream inStream , int inBlock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BZip2OutputStream.randomiseBlock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BZip2OutputStream.doReversibleTransformat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BZip2OutputStream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BZip2OutputStream.bsPutint( int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BZip2OutputStream.write( int b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BZip2OutputStream.moveToFrontCodeAndS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BZip2OutputStream.bsPutUChar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OutputStream.vswap( int p1 , int p2 ,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BZip2OutputStream.mainSort(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126">
            <text:p text:style-name="Table_20_Contents">126</text:p>
          </table:table-cell>
          <table:table-cell office:value-type="float" office:value="135">
            <text:p text:style-name="Table_20_Contents">1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